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13f050" officeooo:paragraph-rsid="00156b11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d1e3" style:font-weight-asian="bold" style:font-weight-complex="bold"/>
    </style:style>
    <style:style style:name="T3" style:family="text">
      <style:text-properties officeooo:rsid="001c89a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linkDB TCP/IP Connection Management Design Document</text:h>
      <text:h text:style-name="Heading_20_3" text:outline-level="3">1. Overview</text:h>
      <text:p text:style-name="Text_20_body">The connection management layer in BlinkDB is responsible for <text:span text:style-name="T1">efficiently handling multiple client connections</text:span> using an <text:span text:style-name="T1">event-driven approach </text:span><text:span text:style-name="T2">(epoll)</text:span>. This ensures <text:span text:style-name="T1">low latency and high throughput</text:span> while minimizing resource consumption.</text:p>
      <text:h text:style-name="Heading_20_3" text:outline-level="3">2. Design Decisions</text:h>
      <text:h text:style-name="Heading_20_4" text:outline-level="4">2.1 Event-Driven I/O Multiplexing</text:h>
      <text:list text:style-name="L1">
        <text:list-item>
          <text:p text:style-name="P1"><text:span text:style-name="Strong_20_Emphasis">Purpose</text:span>: Efficiently handle multiple client connections without blocking.</text:p>
        </text:list-item>
        <text:list-item>
          <text:p text:style-name="P1"><text:span text:style-name="Strong_20_Emphasis">Implementation</text:span>: Uses <text:span text:style-name="Source_20_Text">epoll()</text:span> for asynchronous event handling.</text:p>
        </text:list-item>
        <text:list-item>
          <text:p text:style-name="P2"><text:span text:style-name="T1">Advantages</text:span>:</text:p>
          <text:list>
            <text:list-item>
              <text:p text:style-name="P2">High scalability with minimal overhead.</text:p>
            </text:list-item>
          </text:list>
        </text:list-item>
        <text:list-item>
          <text:p text:style-name="P1"><text:span text:style-name="Strong_20_Emphasis">Trade-offs</text:span>:</text:p>
          <text:list>
            <text:list-item>
              <text:p text:style-name="P1">Slightly complex to implement compared to a thread-per-connection model.</text:p>
            </text:list-item>
          </text:list>
        </text:list-item>
      </text:list>
      <text:h text:style-name="Heading_20_4" text:outline-level="4">2.2 Connection Handling</text:h>
      <text:list text:style-name="L2">
        <text:list-item>
          <text:p text:style-name="P3"><text:span text:style-name="Strong_20_Emphasis">Accepting Connections</text:span>: The server listens on a designated port (9001) and accepts incoming connections.</text:p>
        </text:list-item>
        <text:list-item>
          <text:p text:style-name="P3"><text:span text:style-name="Strong_20_Emphasis">Non-Blocking Sockets</text:span>: All connections are set to non-blocking mode to prevent blocking operations from slowing down the server.</text:p>
        </text:list-item>
        <text:list-item>
          <text:p text:style-name="P3"><text:span text:style-name="Strong_20_Emphasis">Trade-offs</text:span>:</text:p>
          <text:list>
            <text:list-item>
              <text:p text:style-name="P3">Requires careful state management for handling partial reads/writes.</text:p>
            </text:list-item>
          </text:list>
        </text:list-item>
      </text:list>
      <text:h text:style-name="Heading_20_4" text:outline-level="4">2.3 RESP-2 Protocol Parsing</text:h>
      <text:list text:style-name="L3">
        <text:list-item>
          <text:p text:style-name="P4"><text:span text:style-name="Strong_20_Emphasis">Purpose</text:span>: Efficiently process incoming Redis-style commands.</text:p>
        </text:list-item>
        <text:list-item>
          <text:p text:style-name="P4"><text:span text:style-name="Strong_20_Emphasis">Implementation</text:span>: A <text:span text:style-name="T1">lightweight RESP-2</text:span> <text:span text:style-name="T1">parser </text:span>decodes commands and delegates them to the database engine.</text:p>
        </text:list-item>
        <text:list-item>
          <text:p text:style-name="P4"><text:span text:style-name="Strong_20_Emphasis">Trade-offs</text:span>:</text:p>
          <text:list>
            <text:list-item>
              <text:p text:style-name="P4">Simpler than RESP-3, but does not support streaming capabilities.</text:p>
            </text:list-item>
            <text:list-item>
              <text:p text:style-name="P4">Slight parsing overhead, but negligible due to its lightweight nature.</text:p>
            </text:list-item>
          </text:list>
        </text:list-item>
      </text:list>
      <text:h text:style-name="Heading_20_4" text:outline-level="4">2.4 Request Processing Pipeline</text:h>
      <text:list text:style-name="L4">
        <text:list-item>
          <text:p text:style-name="P5"><text:span text:style-name="Strong_20_Emphasis">Read Event Handling</text:span>: The event loop detects readable sockets and buffers incoming data.</text:p>
        </text:list-item>
        <text:list-item>
          <text:p text:style-name="P5"><text:soft-page-break/><text:span text:style-name="Strong_20_Emphasis">Command Parsing</text:span>: The RESP-2 parser extracts complete commands and dispatches them to the database engine.</text:p>
        </text:list-item>
        <text:list-item>
          <text:p text:style-name="P5"><text:span text:style-name="Strong_20_Emphasis">Execution</text:span>: The database engine processes commands (<text:span text:style-name="Source_20_Text">SET</text:span>, <text:span text:style-name="Source_20_Text">GET</text:span>, <text:span text:style-name="Source_20_Text">DEL</text:span>) and prepares responses.</text:p>
        </text:list-item>
        <text:list-item>
          <text:p text:style-name="P5"><text:span text:style-name="Strong_20_Emphasis">Write Event Handling</text:span>: Responses are queued and sent when the socket is writable.</text:p>
        </text:list-item>
        <text:list-item>
          <text:p text:style-name="P5"><text:span text:style-name="Strong_20_Emphasis">Trade-offs</text:span>:</text:p>
          <text:list>
            <text:list-item>
              <text:p text:style-name="P5">Ensures efficient request-response processing.</text:p>
            </text:list-item>
            <text:list-item>
              <text:p text:style-name="P5">Requires explicit state tracking for partial writes.</text:p>
            </text:list-item>
          </text:list>
        </text:list-item>
      </text:list>
      <text:h text:style-name="Heading_20_4" text:outline-level="4">2.5 Connection Lifecycle Management</text:h>
      <text:list text:style-name="L5">
        <text:list-item>
          <text:p text:style-name="P6"><text:span text:style-name="Strong_20_Emphasis">Idle Timeout</text:span>: Connections with no activity for a configurable duration are closed to free resources.</text:p>
        </text:list-item>
        <text:list-item>
          <text:p text:style-name="P6"><text:span text:style-name="Strong_20_Emphasis">Graceful Shutdown</text:span>: On server termination, all active connections are properly closed.</text:p>
        </text:list-item>
        <text:list-item>
          <text:p text:style-name="P6"><text:span text:style-name="Strong_20_Emphasis">Trade-offs</text:span>:</text:p>
          <text:list>
            <text:list-item>
              <text:p text:style-name="P6">Helps manage resources efficiently.</text:p>
            </text:list-item>
            <text:list-item>
              <text:p text:style-name="P6">Requires periodic checks to remove stale connections.</text:p>
            </text:list-item>
          </text:list>
        </text:list-item>
      </text:list>
      <text:h text:style-name="Heading_20_3" text:outline-level="3">3. <text:span text:style-name="T3">Future </text:span>Optimizations</text:h>
      <text:list text:style-name="L6">
        <text:list-item>
          <text:p text:style-name="P7"><text:span text:style-name="Strong_20_Emphasis">Batching Writes</text:span>: Multiple responses are coalesced to reduce system calls.</text:p>
        </text:list-item>
        <text:list-item>
          <text:p text:style-name="P7"><text:span text:style-name="Strong_20_Emphasis">Pipelining Support</text:span>: Clients can send multiple commands in a single request to minimize round-trip latency.</text:p>
        </text:list-item>
        <text:list-item>
          <text:p text:style-name="P7"><text:span text:style-name="Strong_20_Emphasis">Connection Pooling</text:span>: Future optimization to reuse connections instead of closing and reopening them.</text:p>
        </text:list-item>
      </text:list>
      <text:h text:style-name="Heading_20_3" text:outline-level="3">4. Conclusion</text:h>
      <text:p text:style-name="Text_20_body">The connection management layer of BlinkDB is designed to handle high concurrency with minimal resource overhead. By leveraging non-blocking I/O and efficient event handling mechanisms, the system ensures responsiveness while maintaining scalabilit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3T11:37:07.020727923</meta:creation-date>
    <dc:date>2025-03-23T11:40:09.650015886</dc:date>
    <meta:editing-duration>PT2M58S</meta:editing-duration>
    <meta:editing-cycles>13</meta:editing-cycles>
    <meta:generator>LibreOffice/24.8.5.2$Linux_X86_64 LibreOffice_project/480$Build-2</meta:generator>
    <meta:document-statistic meta:table-count="0" meta:image-count="0" meta:object-count="0" meta:page-count="2" meta:paragraph-count="42" meta:word-count="380" meta:character-count="2697" meta:non-whitespace-character-count="2389"/>
  </office:meta>
</office:document-meta>
</file>